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 ether-insurance <text:a xlink:type="simple" xlink:href="https://github.com/etherisc/hackathon" text:style-name="Internet_20_link" text:visited-style-name="Visited_20_Internet_20_Link">https://github.com/etherisc/hackathon</text:a></text:h>
      <text:p text:style-name="Standard"/>
      <text:p text:style-name="Standard">insurance simulator (pyton based)</text:p>
      <text:p text:style-name="Standard">C:\ethercamp\etherischackathon\etherisc-simulator</text:p>
      <text:p text:style-name="Standard"/>
      <text:p text:style-name="Standard">C:\ethercamp\etherischackathon\frontend</text:p>
      <text:p text:style-name="Standard">webpack</text:p>
      <text:p text:style-name="Standard"/>
      <text:p text:style-name="Standard">C:\ethercamp\etherischackathon\contracts</text:p>
      <text:p text:style-name="Standard">contracts</text:p>
      <text:p text:style-name="Standard"/>
      <text:p text:style-name="Standard">C:\ethercamp\etherischackathon\prototype</text:p>
      <text:p text:style-name="Standard">meteor</text:p>
      <text:p text:style-name="Standard"/>
      <text:p text:style-name="Standard">logic of underwriting insurance</text:p>
      <text:p text:style-name="Standard">C:\ethercamp\etherischackathon\prototype\server\server.js</text:p>
      <text:p text:style-name="Standard"/>
      <text:p text:style-name="Standard">They are using web3.js</text:p>
      <text:p text:style-name="Standard"/>
      <text:h text:style-name="Heading_20_3" text:outline-level="3">using abi_bin</text:h>
      <text:p text:style-name="Standard"/>
      <text:p text:style-name="Standard">contract_ids = require('../both/lib/contract_ids.js');</text:p>
      <text:p text:style-name="Standard">abi_bin = require('../both/lib/abi_bin.js');</text:p>
      <text:p text:style-name="Standard">networks = require('../both/lib/networks.js');</text:p>
      <text:p text:style-name="Standard">(need to find out how they created abi_bin)</text:p>
      <text:p text:style-name="Standard"/>
      <text:h text:style-name="Heading_20_3" text:outline-level="3">accessing web3.personal</text:h>
      <text:p text:style-name="Standard"/>
      <text:p text:style-name="Standard"><text:s text:c="4"/>var password = passwd[coinbase];</text:p>
      <text:p text:style-name="Standard"><text:s text:c="4"/>web3.personal.unlockAccount(coinbase, password);</text:p>
      <text:p text:style-name="Standard"><text:s text:c="4"/></text:p>
      <text:p text:style-name="Standard">Not sure, how passwd array is populated.</text:p>
      <text:p text:style-name="Standard"/>
      <text:h text:style-name="Heading_20_3" text:outline-level="3">underwriting insurance with that userid</text:h>
      <text:p text:style-name="Standard"/>
      <text:p text:style-name="Standard"/>
      <text:p text:style-name="Standard">UnderwriteInsurance: function(policyId, probability, underwriting_action) {</text:p>
      <text:p text:style-name="Standard"/>
      <text:p text:style-name="Standard"><text:s text:c="4"/>console.log(policyId);</text:p>
      <text:p text:style-name="Standard"><text:s text:c="4"/>console.log(probability);</text:p>
      <text:p text:style-name="Standard"><text:s text:c="4"/>console.log(underwriting_action);</text:p>
      <text:p text:style-name="Standard"><text:s text:c="8"/></text:p>
      <text:p text:style-name="Standard"><text:s text:c="4"/>var password = passwd[coinbase];</text:p>
      <text:p text:style-name="Standard"><text:soft-page-break/><text:s text:c="4"/>web3.personal.unlockAccount(coinbase, password);</text:p>
      <text:p text:style-name="Standard"><text:s text:c="4"/></text:p>
      <text:p text:style-name="Standard"><text:s text:c="4"/>var transaction = {</text:p>
      <text:p text:style-name="Standard"><text:s text:c="6"/>from: coinbase</text:p>
      <text:p text:style-name="Standard"><text:s text:c="4"/>};</text:p>
      <text:p text:style-name="Standard"><text:s text:c="4"/></text:p>
      <text:p text:style-name="Standard"><text:s text:c="4"/>var underwrite = Meteor.wrapAsync(server_contracts.RSC_Insurance.underwrite);</text:p>
      <text:p text:style-name="Standard"><text:s text:c="4"/>return ({success: true, txHash: underwrite(policyId, probability, underwriting_action, transaction)});</text:p>
      <text:p text:style-name="Standard"><text:s text:c="4"/></text:p>
      <text:p text:style-name="Standard"><text:s text:c="2"/>},</text:p>
      <text:p text:style-name="Standard"/>
      <text:p text:style-name="Standard"/>
      <text:list xml:id="list2778431570303964086" text:style-name="L1">
        <text:list-item>
          <text:p text:style-name="P1">passwd.js</text:p>
        </text:list-item>
        <text:list-item>
          <text:p text:style-name="P1"/>
        </text:list-item>
      </text:list>
      <text:p text:style-name="Standard"/>
      <text:h text:style-name="Heading_20_2" text:outline-level="2">https://github.com/WePesa/wallet</text:h>
      <text:p text:style-name="Standard">java based backend</text:p>
      <text:p text:style-name="Standard"/>
      <text:p text:style-name="Standard">for bitcoin uses <text:a xlink:type="simple" xlink:href="https://block.io/api/v2/" text:style-name="Internet_20_link" text:visited-style-name="Visited_20_Internet_20_Link">https://block.io/api/v2/</text:a></text:p>
      <text:p text:style-name="Standard">for ethereum uses https://api.blockcypher.com/v1/eth/main/addrs</text:p>
      <text:p text:style-name="Standard"/>
      <text:p text:style-name="Standard">C:\ethercamp\wepesa\wallet\wepesa_backend\src\main\java\wepesa\api\impl\core\BitcoinClient.java</text:p>
      <text:p text:style-name="Standard"/>
      <text:p text:style-name="Standard">public String getNewBitcoinAddress() throws IOException {</text:p>
      <text:p text:style-name="Standard"><text:s text:c="8"/>Request request = new Request.Builder()</text:p>
      <text:p text:style-name="Standard"><text:s text:c="16"/>.url("https://block.io/api/v2/get_new_address/?api_key=" + API_KEY)</text:p>
      <text:p text:style-name="Standard"><text:s text:c="16"/>.build();</text:p>
      <text:p text:style-name="Standard"/>
      <text:p text:style-name="Standard"><text:s text:c="8"/>Response response = okHttpClient.newCall(request).execute();</text:p>
      <text:p text:style-name="Standard"><text:s text:c="8"/>System.out.print(response);</text:p>
      <text:p text:style-name="Standard"><text:s text:c="8"/>return response.body().string();</text:p>
      <text:p text:style-name="Standard"><text:s text:c="4"/>}</text:p>
      <text:p text:style-name="Standard"/>
      <text:p text:style-name="Standard"/>
      <text:p text:style-name="Standard">public String getNewEthereumAddress() throws IOException {</text:p>
      <text:p text:style-name="Standard"><text:s text:c="8"/>RequestBody body = RequestBody.create(JSON, "");</text:p>
      <text:p text:style-name="Standard"><text:s text:c="8"/>Request request = new Request.Builder()</text:p>
      <text:p text:style-name="Standard"><text:s text:c="16"/>.url("https://api.blockcypher.com/v1/eth/main/addrs?token=" + API_KEY)</text:p>
      <text:p text:style-name="Standard"><text:s text:c="16"/>.post(body)</text:p>
      <text:p text:style-name="Standard"><text:s text:c="16"/>.build();</text:p>
      <text:p text:style-name="Standard"><text:s text:c="8"/>Response response = okHttpClient.newCall(request).execute();</text:p>
      <text:p text:style-name="Standard"><text:s text:c="8"/>return response.body().string();</text:p>
      <text:p text:style-name="Standard"><text:s text:c="4"/>}</text:p>
      <text:p text:style-name="Standard"/>
      <text:p text:style-name="Standard">Refers blockchain.info for transaction</text:p>
      <text:p text:style-name="Standard"/>
      <text:p text:style-name="Standard">C:\ethercamp\wepesa\wallet\BTC_API.md</text:p>
      <text:p text:style-name="Standard"><text:soft-page-break/></text:p>
      <text:p text:style-name="Standard">3. Send Many Transactions</text:p>
      <text:p text:style-name="Standard">Send a transaction to multiple recipients in the same transaction.</text:p>
      <text:p text:style-name="Standard"/>
      <text:p text:style-name="Standard"><text:s text:c="2"/>http://localhost:3000/merchant/$guid/sendmany?password=$main_password&amp;second_password=$second_password&amp;recipients=$recipients&amp;fee=$fee</text:p>
      <text:p text:style-name="Standard"><text:s text:c="2"/></text:p>
      <text:p text:style-name="Standard"><text:s text:c="2"/>Query Parameters:</text:p>
      <text:p text:style-name="Standard"><text:s text:c="2"/></text:p>
      <text:p text:style-name="Standard"><text:s text:c="4"/>- `$main_password` Your Main Blockchain wallet password</text:p>
      <text:p text:style-name="Standard"><text:s text:c="4"/>- `$second_password` Your second Blockchain Wallet password if double encryption is enabled.</text:p>
      <text:p text:style-name="Standard"><text:s text:c="4"/>- `$recipients` Is a JSON Object using Bitcoin Addresses as keys and the amounts to send as values (See below).</text:p>
      <text:p text:style-name="Standard"><text:s text:c="4"/>- `$from` Send from a specific Bitcoin Address (Optional)</text:p>
      <text:p text:style-name="Standard"><text:s text:c="4"/>- `$fee` Transaction fee value in satoshi (Must be greater than default fee) (Optional)</text:p>
      <text:p text:style-name="Standard"><text:s text:c="4"/>- `$api_code` blockchain.info wallet api code(optional)</text:p>
      <text:p text:style-name="Standard"><text:s text:c="4"/></text:p>
      <text:p text:style-name="Standard"><text:s text:c="4"/></text:p>
      <text:p text:style-name="Standard"><text:s text:c="2"/>URI Encoding a JSON object in JavaScript:</text:p>
      <text:p text:style-name="Standard"/>
      <text:p text:style-name="Standard"><text:s text:c="2"/>``var myObject = { address1: 10000, address2: 50000 };``</text:p>
      <text:p text:style-name="Standard"><text:s text:c="2"/></text:p>
      <text:p text:style-name="Standard"><text:s text:c="2"/>``var myJSONString = JSON.stringify(myObject);``</text:p>
      <text:p text:style-name="Standard"><text:s text:c="2"/></text:p>
      <text:p text:style-name="Standard"><text:s text:c="2"/>``// `encodeURIComponent` is a global function``</text:p>
      <text:p text:style-name="Standard"><text:s text:c="2"/></text:p>
      <text:p text:style-name="Standard"><text:s text:c="2"/>``var myURIEncodedJSONString = encodeURIComponent(myJSONString);``</text:p>
      <text:p text:style-name="Standard"><text:s text:c="2"/></text:p>
      <text:p text:style-name="Standard"><text:s text:c="2"/>``// use `myURIEncodedJSONString` as the `recipients` parameter``</text:p>
      <text:p text:style-name="Standard"/>
      <text:p text:style-name="Standard"/>
      <text:p text:style-name="Standard"/>
      <text:p text:style-name="Standard">C:\ethercamp\wepesa\wallet\javascript\app\scripts\services\user-service.js</text:p>
      <text:p text:style-name="Standard">setCurrentAccount: function (account) {</text:p>
      <text:p text:style-name="Standard"><text:s text:c="6"/>if (this.currentAccount) {</text:p>
      <text:p text:style-name="Standard"><text:s text:c="8"/>$rootScope.$emit('onCloseCurrentAccount', this.currentAccount);</text:p>
      <text:p text:style-name="Standard"><text:s text:c="6"/>}</text:p>
      <text:p text:style-name="Standard"><text:s text:c="6"/>$rootScope.currentAccount = this.currentAccount = account;</text:p>
      <text:p text:style-name="Standard"/>
      <text:p text:style-name="Standard"><text:s text:c="6"/>var api = nxt.get(account.id_rs);</text:p>
      <text:p text:style-name="Standard"><text:s text:c="6"/>this.currentAccount.symbol_lower = api.engine.symbol_lower;</text:p>
      <text:p text:style-name="Standard"><text:s text:c="6"/>$rootScope.$emit('onOpenCurrentAccount', this.currentAccount);</text:p>
      <text:p text:style-name="Standard"/>
      <text:p text:style-name="Standard"><text:s text:c="6"/>api.engine.socket().getAccount({account:account.id_rs}).then(</text:p>
      <text:p text:style-name="Standard"><text:s text:c="8"/>function (a) {</text:p>
      <text:p text:style-name="Standard"><text:s text:c="10"/>$rootScope.$evalAsync(function () {</text:p>
      <text:p text:style-name="Standard"><text:s text:c="12"/>SERVICE.currentAccount.name = a.accountName;</text:p>
      <text:p text:style-name="Standard"><text:s text:c="10"/>});</text:p>
      <text:p text:style-name="Standard"><text:s text:c="8"/>}</text:p>
      <text:p text:style-name="Standard"><text:soft-page-break/><text:s text:c="6"/>);</text:p>
      <text:p text:style-name="Standard"><text:s text:c="6"/>return this.currentAccount</text:p>
      <text:p text:style-name="Standard"><text:s text:c="4"/>},</text:p>
      <text:p text:style-name="Standard"/>
      <text:p text:style-name="Standard"/>
      <text:p text:style-name="Standard"/>
      <text:h text:style-name="Heading_20_2" text:outline-level="2">coindash.io</text:h>
      <text:p text:style-name="Standard"/>
      <text:p text:style-name="Standard">Nodejs, mongo backend</text:p>
      <text:p text:style-name="Standard">react.js frontend</text:p>
      <text:p text:style-name="Standard"/>
      <text:p text:style-name="Standard">C:\ethercamp\coindashio\server\controllers\api.js</text:p>
      <text:p text:style-name="Standard"/>
      <text:p text:style-name="Standard">exports.getPayPal = (req, res, next) =&gt; {</text:p>
      <text:p text:style-name="Standard"><text:s text:c="2"/>paypal.configure({</text:p>
      <text:p text:style-name="Standard"><text:s text:c="4"/>mode: 'sandbox',</text:p>
      <text:p text:style-name="Standard"><text:s text:c="4"/>client_id: process.env.PAYPAL_ID,</text:p>
      <text:p text:style-name="Standard"><text:s text:c="4"/>client_secret: process.env.PAYPAL_SECRET</text:p>
      <text:p text:style-name="Standard"><text:s text:c="2"/>});</text:p>
      <text:p text:style-name="Standard"/>
      <text:p text:style-name="Standard"><text:s text:c="2"/>const paymentDetails = {</text:p>
      <text:p text:style-name="Standard"><text:s text:c="4"/>intent: 'sale',</text:p>
      <text:p text:style-name="Standard"><text:s text:c="4"/>payer: {</text:p>
      <text:p text:style-name="Standard"><text:s text:c="6"/>payment_method: 'paypal'</text:p>
      <text:p text:style-name="Standard"><text:s text:c="4"/>},</text:p>
      <text:p text:style-name="Standard"><text:s text:c="4"/>redirect_urls: {</text:p>
      <text:p text:style-name="Standard"><text:s text:c="6"/>return_url: process.env.PAYPAL_RETURN_URL,</text:p>
      <text:p text:style-name="Standard"><text:s text:c="6"/>cancel_url: process.env.PAYPAL_CANCEL_URL</text:p>
      <text:p text:style-name="Standard"><text:s text:c="4"/>},</text:p>
      <text:p text:style-name="Standard"><text:s text:c="4"/>transactions: [{</text:p>
      <text:p text:style-name="Standard"><text:s text:c="6"/>description: 'Hackathon Starter',</text:p>
      <text:p text:style-name="Standard"><text:s text:c="6"/>amount: {</text:p>
      <text:p text:style-name="Standard"><text:s text:c="8"/>currency: 'USD',</text:p>
      <text:p text:style-name="Standard"><text:s text:c="8"/>total: '1.99'</text:p>
      <text:p text:style-name="Standard"><text:s text:c="6"/>}</text:p>
      <text:p text:style-name="Standard"><text:s text:c="4"/>}]</text:p>
      <text:p text:style-name="Standard"><text:s text:c="2"/>}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4T14:51:34.15</meta:creation-date>
    <meta:generator>OpenOffice/4.1.2$Win32 OpenOffice.org_project/412m3$Build-9782</meta:generator>
    <dc:date>2016-12-29T11:08:13.11</dc:date>
    <meta:editing-duration>P4DT20H16M32S</meta:editing-duration>
    <meta:editing-cycles>13</meta:editing-cycles>
    <meta:document-statistic meta:table-count="0" meta:image-count="0" meta:object-count="0" meta:page-count="4" meta:paragraph-count="133" meta:word-count="384" meta:character-count="4819"/>
  </office:meta>
</office:document-meta>
</file>